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+wheel + bracke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R sens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nano + c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 sh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sor sh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upond cab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tooth modu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trasonic sens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/>
          <table:table-cell office:value-type="string" calcext:value-type="string">
            <text:p>Diverse screw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18:34:36.191000000</dc:date>
    <meta:editing-duration>PT3M40S</meta:editing-duration>
    <meta:editing-cycles>1</meta:editing-cycles>
    <meta:document-statistic meta:table-count="1" meta:cell-count="23" meta:object-count="0"/>
    <meta:generator>LibreOffice/7.3.5.2$Windows_X86_64 LibreOffice_project/184fe81b8c8c30d8b5082578aee2fed2ea847c01</meta:generator>
  </office:meta>
</office:document-meta>
</file>